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ca0ed4" officeooo:paragraph-rsid="00e9f302"/>
    </style:style>
    <style:style style:name="P3" style:family="paragraph" style:parent-style-name="Text_20_body">
      <style:text-properties officeooo:rsid="00eafb13" officeooo:paragraph-rsid="00eafb13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f35574" officeooo:paragraph-rsid="00f35574"/>
    </style:style>
    <style:style style:name="P6" style:family="paragraph" style:parent-style-name="Text_20_body" style:list-style-name="L1">
      <style:text-properties officeooo:rsid="00eafb13" officeooo:paragraph-rsid="00eafb13"/>
    </style:style>
    <style:style style:name="P7" style:family="paragraph" style:parent-style-name="Text_20_body">
      <style:text-properties officeooo:rsid="00eafb13" officeooo:paragraph-rsid="00f71b4f"/>
    </style:style>
    <style:style style:name="P8" style:family="paragraph" style:parent-style-name="Text_20_body" style:list-style-name="L1">
      <style:text-properties officeooo:rsid="00eb28ed" officeooo:paragraph-rsid="00eb28ed"/>
    </style:style>
    <style:style style:name="P9" style:family="paragraph" style:parent-style-name="Text_20_body">
      <style:text-properties fo:font-weight="bold" officeooo:rsid="00f089e6" officeooo:paragraph-rsid="00f3d7e8" style:font-weight-asian="bold" style:font-weight-complex="bold"/>
    </style:style>
    <style:style style:name="P10" style:family="paragraph" style:parent-style-name="Text_20_body">
      <style:text-properties officeooo:rsid="00e9f302" officeooo:paragraph-rsid="00f71b4f"/>
    </style:style>
    <style:style style:name="P11" style:family="paragraph" style:parent-style-name="Heading_20_2">
      <style:text-properties officeooo:rsid="00e81e16" officeooo:paragraph-rsid="009cfa3e"/>
    </style:style>
    <style:style style:name="T1" style:family="text">
      <style:text-properties officeooo:rsid="00e81e16"/>
    </style:style>
    <style:style style:name="T2" style:family="text">
      <style:text-properties officeooo:rsid="00eb28ed"/>
    </style:style>
    <style:style style:name="T3" style:family="text">
      <style:text-properties officeooo:rsid="00eedc7a"/>
    </style:style>
    <style:style style:name="T4" style:family="text">
      <style:text-properties officeooo:rsid="00f089e6"/>
    </style:style>
    <style:style style:name="T5" style:family="text">
      <style:text-properties officeooo:rsid="00f53f3f"/>
    </style:style>
    <style:style style:name="T6" style:family="text">
      <style:text-properties officeooo:rsid="00f61f77"/>
    </style:style>
    <style:style style:name="T7" style:family="text">
      <style:text-properties officeooo:rsid="00f71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span text:style-name="T7">GIT clone</text:span></text:h>
      <text:p text:style-name="P1"><text:span text:style-name="T7">200327</text:span>, <text:s/><text:span text:style-name="T1">27</text:span>.<text:span text:style-name="T7">3</text:span>.20<text:span text:style-name="T7">20</text:span>/pekka</text:p>
      <text:p text:style-name="P10"><text:span text:style-name="T7">X…</text:span></text:p>
      <text:p text:style-name="P7"/>
      <text:p text:style-name="P4"><text:span text:style-name="T7">X</text:span></text:p>
      <text:p text:style-name="Text_20_body"><text:span text:style-name="T7">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7T17:16:20.262964522</dc:date>
    <meta:editing-duration>P2DT3H56M37S</meta:editing-duration>
    <meta:editing-cycles>204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7" meta:character-count="38" meta:non-whitespace-character-count="35"/>
  </office:meta>
</office:document-meta>
</file>